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objectwithoutfill">
      <style:graphic-properties draw:marker-end="Arrowheads_20_12" draw:marker-end-width="0.3cm" draw:fill="none" draw:textarea-vertical-align="middle"/>
    </style:style>
    <style:style style:name="gr3" style:family="graphic" style:parent-style-name="objectwithoutfill">
      <style:graphic-properties draw:marker-end="Arrowheads_20_15" draw:marker-end-width="0.3cm" draw:fill="none" draw:textarea-vertical-align="middle"/>
    </style:style>
    <style:style style:name="gr4" style:family="graphic" style:parent-style-name="objectwithoutfill">
      <style:graphic-properties draw:marker-end="Arrowheads_20_16" draw:marker-end-width="0.3cm" draw:fill="none" draw:textarea-vertical-align="middle"/>
    </style:style>
    <style:style style:name="gr5" style:family="graphic" style:parent-style-name="objectwithoutfill">
      <style:graphic-properties draw:marker-end="Arrowheads_20_17" draw:marker-end-width="0.3cm" draw:fill="none" draw:textarea-vertical-align="middle"/>
    </style:style>
    <style:style style:name="gr6" style:family="graphic" style:parent-style-name="objectwithoutfill">
      <style:graphic-properties draw:marker-end="Arrowheads_20_18" draw:marker-end-width="0.3cm" draw:fill="none" draw:textarea-vertical-align="middle"/>
    </style:style>
    <style:style style:name="gr7" style:family="graphic" style:parent-style-name="objectwithoutfill">
      <style:graphic-properties draw:marker-end="Arrowheads_20_19" draw:marker-end-width="0.3cm" draw:fill="none" draw:textarea-vertical-align="middle"/>
    </style:style>
    <style:style style:name="gr8" style:family="graphic" style:parent-style-name="objectwithoutfill">
      <style:graphic-properties draw:marker-end="Arrowheads_20_20" draw:marker-end-width="0.3cm" draw:fill="none" draw:textarea-vertical-align="middle"/>
    </style:style>
    <style:style style:name="gr9" style:family="graphic" style:parent-style-name="objectwithoutfill">
      <style:graphic-properties draw:marker-end="Arrowheads_20_21" draw:marker-end-width="0.3cm" draw:fill="none" draw:textarea-vertical-align="middle"/>
    </style:style>
    <style:style style:name="gr10" style:family="graphic" style:parent-style-name="objectwithoutfill">
      <style:graphic-properties draw:marker-end="Arrowheads_20_22" draw:marker-end-width="0.3cm" draw:fill="none" draw:textarea-vertical-align="middle"/>
    </style:style>
    <style:style style:name="gr11" style:family="graphic" style:parent-style-name="objectwithoutfill">
      <style:graphic-properties draw:marker-end="Arrowheads_20_23" draw:marker-end-width="0.3cm" draw:fill="none" draw:textarea-vertical-align="middle"/>
    </style:style>
    <style:style style:name="gr12" style:family="graphic" style:parent-style-name="objectwithoutfill">
      <style:graphic-properties draw:marker-end="Arrowheads_20_24" draw:marker-end-width="0.3cm" draw:fill="none" draw:textarea-vertical-align="middle"/>
    </style:style>
    <style:style style:name="gr13" style:family="graphic" style:parent-style-name="objectwithoutfill">
      <style:graphic-properties draw:marker-end="Arrowheads_20_25" draw:marker-end-width="0.3cm" draw:fill="none" draw:textarea-vertical-align="middle"/>
    </style:style>
    <style:style style:name="gr14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27" draw:marker-end-width="0.3cm" draw:fill="none" draw:textarea-vertical-align="middle"/>
    </style:style>
    <style:style style:name="gr16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6cm" svg:height="1.5cm" svg:x="18.25cm" svg:y="7.5cm">
          <text:p text:style-name="P1">MathExtens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cm" svg:height="1.5cm" svg:x="32.75cm" svg:y="11.25cm">
          <text:p text:style-name="P1">MathVi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cm" svg:height="1.5cm" svg:x="32.75cm" svg:y="7.5cm">
          <text:p text:style-name="P1">Shader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6cm" svg:height="1.5cm" svg:x="18.25cm" svg:y="14.75cm">
          <text:p text:style-name="P1">RotParam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cm" svg:height="1.5cm" svg:x="4.75cm" svg:y="18.75cm">
          <text:p text:style-name="P1">RotParamsInspe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cm" svg:height="1.5cm" svg:x="4.75cm" svg:y="7.5cm">
          <text:p text:style-name="P1">EditorInspe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cm" svg:height="1.5cm" svg:x="10.75cm" svg:y="10.5cm">
          <text:p text:style-name="P1">MathInspec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cm" svg:height="1.5cm" svg:x="18.5cm" svg:y="27.15cm">
          <text:p text:style-name="P1">EditorUtilit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1.5cm" svg:x="18.5cm" svg:y="24.15cm">
          <text:p text:style-name="P1">An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1.5cm" svg:y1="27.15cm" svg:x2="21.5cm" svg:y2="25.65cm" draw:start-shape="id1" draw:start-glue-point="0" draw:end-shape="id2" draw:end-glue-point="2" svg:d="M21500 27150v-1500" svg:viewBox="0 0 1 1501">
          <text:p/>
        </draw:connector>
        <draw:custom-shape draw:style-name="gr1" draw:text-style-name="P1" xml:id="id8" draw:id="id8" draw:layer="layout" svg:width="6cm" svg:height="1.5cm" svg:x="18.25cm" svg:y="19.75cm">
          <text:p text:style-name="P1">RotUI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cm" svg:height="1.5cm" svg:x="32.75cm" svg:y="18.5cm">
          <text:p text:style-name="P1">RotVi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7.75cm" svg:y1="18.75cm" svg:x2="7.75cm" svg:y2="9cm" draw:start-shape="id3" draw:start-glue-point="0" draw:end-shape="id4" draw:end-glue-point="2" svg:d="M7750 18750v-9750" svg:viewBox="0 0 1 9751">
          <text:p/>
        </draw:connector>
        <draw:connector draw:style-name="gr4" draw:text-style-name="P2" draw:layer="layout" draw:type="curve" svg:x1="10.75cm" svg:y1="11.25cm" svg:x2="7.75cm" svg:y2="9cm" draw:start-shape="id5" draw:start-glue-point="3" draw:end-shape="id4" draw:end-glue-point="2" svg:d="M10750 11250c-2000 0-3000-750-3000-2250" svg:viewBox="0 0 3001 2251">
          <text:p/>
        </draw:connector>
        <draw:connector draw:style-name="gr5" draw:text-style-name="P2" draw:layer="layout" draw:type="curve" svg:x1="16.75cm" svg:y1="11.25cm" svg:x2="21.25cm" svg:y2="9cm" draw:start-shape="id5" draw:start-glue-point="1" draw:end-shape="id6" draw:end-glue-point="2" svg:d="M16750 11250c3000 0 4500-750 4500-2250" svg:viewBox="0 0 4501 2251">
          <text:p/>
        </draw:connector>
        <draw:connector draw:style-name="gr6" draw:text-style-name="P2" draw:layer="layout" draw:type="curve" svg:x1="10.75cm" svg:y1="19.5cm" svg:x2="21.25cm" svg:y2="16.25cm" draw:start-shape="id3" draw:start-glue-point="1" draw:end-shape="id7" draw:end-glue-point="2" svg:d="M10750 19500c7000 0 10500-1083 10500-3250" svg:viewBox="0 0 10501 3251">
          <text:p/>
        </draw:connector>
        <draw:connector draw:style-name="gr7" draw:text-style-name="P2" draw:layer="layout" draw:type="curve" svg:x1="21.25cm" svg:y1="19.75cm" svg:x2="21.25cm" svg:y2="16.25cm" draw:start-shape="id8" draw:start-glue-point="0" draw:end-shape="id7" draw:end-glue-point="2" svg:d="M21250 19750v-3500" svg:viewBox="0 0 1 3501">
          <text:p/>
        </draw:connector>
        <draw:connector draw:style-name="gr8" draw:text-style-name="P2" draw:layer="layout" draw:type="curve" svg:x1="32.75cm" svg:y1="19.25cm" svg:x2="21.25cm" svg:y2="16.25cm" draw:start-shape="id9" draw:start-glue-point="3" draw:end-shape="id7" draw:end-glue-point="2" svg:d="M32750 19250c-7667 0-11500-1000-11500-3000" svg:viewBox="0 0 11501 3001">
          <text:p/>
        </draw:connector>
        <draw:connector draw:style-name="gr9" draw:text-style-name="P2" draw:layer="layout" draw:type="curve" svg:x1="21.25cm" svg:y1="14.75cm" svg:x2="21.25cm" svg:y2="9cm" draw:start-shape="id7" draw:start-glue-point="0" draw:end-shape="id6" draw:end-glue-point="2" svg:d="M21250 14750v-5750" svg:viewBox="0 0 1 5751">
          <text:p/>
        </draw:connector>
        <draw:connector draw:style-name="gr10" draw:text-style-name="P2" draw:layer="layout" draw:type="curve" svg:x1="32.75cm" svg:y1="12cm" svg:x2="21.25cm" svg:y2="9cm" draw:start-shape="id10" draw:start-glue-point="3" draw:end-shape="id6" draw:end-glue-point="2" svg:d="M32750 12000c-7667 0-11500-1000-11500-3000" svg:viewBox="0 0 11501 3001">
          <text:p/>
        </draw:connector>
        <draw:connector draw:style-name="gr11" draw:text-style-name="P2" draw:layer="layout" draw:type="curve" svg:x1="35.75cm" svg:y1="11.25cm" svg:x2="35.75cm" svg:y2="9cm" draw:start-shape="id10" draw:start-glue-point="0" draw:end-shape="id11" svg:d="M35750 11250v-2250" svg:viewBox="0 0 1 2251">
          <text:p/>
        </draw:connector>
        <draw:connector draw:style-name="gr12" draw:text-style-name="P2" draw:layer="layout" draw:type="curve" svg:x1="35.75cm" svg:y1="18.5cm" svg:x2="35.75cm" svg:y2="12.75cm" draw:start-shape="id9" draw:start-glue-point="0" draw:end-shape="id10" draw:end-glue-point="2" svg:d="M35750 18500v-5750" svg:viewBox="0 0 1 5751">
          <text:p/>
        </draw:connector>
        <draw:custom-shape draw:style-name="gr1" draw:text-style-name="P1" xml:id="id14" draw:id="id14" draw:layer="layout" svg:width="6cm" svg:height="1.5cm" svg:x="4.75cm" svg:y="2.75cm">
          <text:p text:style-name="P1">UnityExtens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6cm" svg:height="1.5cm" svg:x="18.25cm" svg:y="3.5cm">
          <text:p text:style-name="P1">Unity.Mathematics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curve" svg:x1="21.25cm" svg:y1="7.5cm" svg:x2="21.25cm" svg:y2="5cm" draw:start-shape="id6" draw:start-glue-point="0" draw:end-shape="id12" draw:end-glue-point="2" svg:d="M21250 7500v-2500" svg:viewBox="0 0 1 2501">
          <text:p/>
        </draw:connector>
        <draw:custom-shape draw:style-name="gr1" draw:text-style-name="P1" xml:id="id13" draw:id="id13" draw:layer="layout" svg:width="6cm" svg:height="1.5cm" svg:x="11.5cm" svg:y="5.25cm">
          <text:p text:style-name="P1">EditorUtility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curve" svg:x1="14.5cm" svg:y1="5.25cm" svg:x2="10.75cm" svg:y2="3.5cm" draw:start-shape="id13" draw:start-glue-point="0" draw:end-shape="id14" draw:end-glue-point="1" svg:d="M14500 5250c0-1167-1250-1750-3750-1750" svg:viewBox="0 0 3751 1751">
          <text:p text:style-name="P1"/>
        </draw:connector>
        <draw:connector draw:style-name="gr15" draw:text-style-name="P2" draw:layer="layout" draw:type="curve" svg:x1="10.75cm" svg:y1="19.5cm" svg:x2="21.25cm" svg:y2="9cm" draw:start-shape="id3" draw:start-glue-point="1" draw:end-shape="id6" draw:end-glue-point="2" svg:d="M10750 19500c7000 0 10500-3500 10500-10500" svg:viewBox="0 0 10501 10501">
          <text:p/>
        </draw:connector>
        <draw:connector draw:style-name="gr16" draw:text-style-name="P2" draw:layer="layout" draw:type="curve" svg:x1="32.75cm" svg:y1="19.25cm" svg:x2="21.25cm" svg:y2="9cm" draw:start-shape="id9" draw:start-glue-point="3" draw:end-shape="id6" draw:end-glue-point="2" svg:d="M32750 19250c-7667 0-11500-3416-11500-10250" svg:viewBox="0 0 11501 10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19:50:49.332000000</meta:creation-date>
    <meta:generator>LibreOffice/7.5.5.2$Windows_X86_64 LibreOffice_project/ca8fe7424262805f223b9a2334bc7181abbcbf5e</meta:generator>
    <dc:date>2025-05-23T20:48:31.710000000</dc:date>
    <meta:editing-duration>PT57M38S</meta:editing-duration>
    <meta:editing-cycles>11</meta:editing-cycles>
    <meta:document-statistic meta:object-count="29"/>
  </office:meta>
</office:document-meta>
</file>